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T3_215" style:family="text"/>
    <style:style style:name="T3_216" style:family="text"/>
    <style:style style:name="T3_217" style:family="text"/>
    <style:style style:name="T3_218" style:family="text"/>
    <style:style style:name="T3_219" style:family="text"/>
    <style:style style:name="T3_220" style:family="text"/>
    <style:style style:name="T3_221" style:family="text"/>
    <style:style style:name="T3_222" style:family="text"/>
    <style:style style:name="T3_223" style:family="text"/>
    <style:style style:name="T3_224" style:family="text"/>
    <style:style style:name="T3_225" style:family="text"/>
    <style:style style:name="T3_226" style:family="text"/>
    <style:style style:name="T3_227" style:family="text"/>
    <style:style style:name="T3_228" style:family="text"/>
    <style:style style:name="T3_229" style:family="text"/>
    <style:style style:name="T3_230" style:family="text"/>
    <style:style style:name="T3_231" style:family="text"/>
    <style:style style:name="T3_232" style:family="text"/>
    <style:style style:name="T3_233" style:family="text"/>
    <style:style style:name="T3_234" style:family="text"/>
    <style:style style:name="T3_235" style:family="text"/>
    <style:style style:name="T3_236" style:family="text"/>
    <style:style style:name="T3_237" style:family="text"/>
    <style:style style:name="T3_238" style:family="text"/>
    <style:style style:name="T3_239" style:family="text"/>
    <style:style style:name="T3_240" style:family="text"/>
    <style:style style:name="T3_241" style:family="text"/>
    <style:style style:name="T3_242" style:family="text"/>
    <style:style style:name="T3_243" style:family="text"/>
    <style:style style:name="T3_244" style:family="text"/>
    <style:style style:name="T3_245" style:family="text"/>
    <style:style style:name="T3_246" style:family="text"/>
    <style:style style:name="T3_247" style:family="text"/>
    <style:style style:name="T3_248" style:family="text"/>
    <style:style style:name="T3_249" style:family="text"/>
    <style:style style:name="T3_250" style:family="text"/>
    <style:style style:name="T3_251" style:family="text"/>
    <style:style style:name="T3_252" style:family="text"/>
    <style:style style:name="T3_253" style:family="text"/>
    <style:style style:name="T3_254" style:family="text"/>
    <style:style style:name="T3_255" style:family="text"/>
    <style:style style:name="T3_256" style:family="text"/>
    <style:style style:name="T3_257" style:family="text"/>
    <style:style style:name="T3_258" style:family="text"/>
    <style:style style:name="T3_259" style:family="text"/>
    <style:style style:name="T3_260" style:family="text"/>
    <style:style style:name="T3_261" style:family="text"/>
    <style:style style:name="T3_262" style:family="text"/>
    <style:style style:name="T3_263" style:family="text"/>
    <style:style style:name="T3_264" style:family="text"/>
    <style:style style:name="T3_265" style:family="text"/>
    <style:style style:name="T3_266" style:family="text"/>
    <style:style style:name="T3_267" style:family="text"/>
    <style:style style:name="T3_268" style:family="text"/>
    <style:style style:name="T3_269" style:family="text"/>
    <style:style style:name="T3_270" style:family="text"/>
    <style:style style:name="T3_271" style:family="text"/>
    <style:style style:name="T3_272" style:family="text"/>
    <style:style style:name="T3_273" style:family="text"/>
    <style:style style:name="T3_274" style:family="text"/>
    <style:style style:name="T3_275" style:family="text"/>
    <style:style style:name="T3_276" style:family="text"/>
    <style:style style:name="T3_277" style:family="text"/>
    <style:style style:name="T3_278" style:family="text"/>
    <style:style style:name="T3_279" style:family="text"/>
    <style:style style:name="T3_280" style:family="text"/>
    <style:style style:name="T3_281" style:family="text"/>
    <style:style style:name="T3_282" style:family="text"/>
    <style:style style:name="T3_283" style:family="text"/>
    <style:style style:name="T3_284" style:family="text"/>
    <style:style style:name="T3_285" style:family="text"/>
    <style:style style:name="T3_286" style:family="text"/>
    <style:style style:name="T3_287" style:family="text"/>
    <style:style style:name="T3_288" style:family="text"/>
    <style:style style:name="T3_289" style:family="text"/>
    <style:style style:name="T3_290" style:family="text"/>
    <style:style style:name="T3_291" style:family="text"/>
    <style:style style:name="T3_292" style:family="text"/>
    <style:style style:name="T3_293" style:family="text"/>
    <style:style style:name="T3_294" style:family="text"/>
    <style:style style:name="T3_295" style:family="text"/>
    <style:style style:name="T3_296" style:family="text"/>
    <style:style style:name="T3_297" style:family="text"/>
    <style:style style:name="T3_298" style:family="text"/>
    <style:style style:name="T3_299" style:family="text"/>
    <style:style style:name="T3_300" style:family="text"/>
    <style:style style:name="T3_301" style:family="text"/>
    <style:style style:name="T3_302" style:family="text"/>
    <style:style style:name="T3_303" style:family="text"/>
    <style:style style:name="T3_304" style:family="text"/>
    <style:style style:name="T3_305" style:family="text"/>
    <style:style style:name="T3_306" style:family="text"/>
    <style:style style:name="T3_307" style:family="text"/>
    <style:style style:name="T3_308" style:family="text"/>
    <style:style style:name="T3_309" style:family="text"/>
    <style:style style:name="T3_310" style:family="text"/>
    <style:style style:name="T3_311" style:family="text"/>
    <style:style style:name="T3_312" style:family="text"/>
    <style:style style:name="T3_313" style:family="text"/>
    <style:style style:name="T3_314" style:family="text"/>
    <style:style style:name="T3_315" style:family="text"/>
    <style:style style:name="T3_316" style:family="text"/>
    <style:style style:name="T3_317" style:family="text"/>
    <style:style style:name="T3_318" style:family="text"/>
    <style:style style:name="T3_319" style:family="text"/>
    <style:style style:name="T3_320" style:family="text"/>
    <style:style style:name="T3_321" style:family="text"/>
    <style:style style:name="T3_322" style:family="text"/>
    <style:style style:name="T3_323" style:family="text"/>
    <style:style style:name="T3_324" style:family="text"/>
    <style:style style:name="T3_325" style:family="text"/>
    <style:style style:name="T3_326" style:family="text"/>
    <style:style style:name="T3_327" style:family="text"/>
    <style:style style:name="T3_328" style:family="text"/>
    <style:style style:name="T3_329" style:family="text"/>
    <style:style style:name="T3_330" style:family="text"/>
    <style:style style:name="T3_331" style:family="text"/>
    <style:style style:name="T3_332" style:family="text"/>
    <style:style style:name="T3_333" style:family="text"/>
    <style:style style:name="T3_334" style:family="text"/>
    <style:style style:name="T3_335" style:family="text"/>
    <style:style style:name="T3_336" style:family="text"/>
    <style:style style:name="T3_337" style:family="text"/>
    <style:style style:name="T3_338" style:family="text"/>
    <style:style style:name="T3_339" style:family="text"/>
    <style:style style:name="T3_340" style:family="text"/>
    <style:style style:name="T3_341" style:family="text"/>
    <style:style style:name="T3_342" style:family="text"/>
    <style:style style:name="T3_343" style:family="text"/>
    <style:style style:name="T3_344" style:family="text"/>
    <style:style style:name="T3_345" style:family="text"/>
    <style:style style:name="T3_346" style:family="text"/>
    <style:style style:name="T3_347" style:family="text"/>
    <style:style style:name="T3_348" style:family="text"/>
    <style:style style:name="T3_349" style:family="text"/>
    <style:style style:name="T3_350" style:family="text"/>
    <style:style style:name="T3_351" style:family="text"/>
    <style:style style:name="T3_352" style:family="text"/>
    <style:style style:name="T3_353" style:family="text"/>
    <style:style style:name="T3_354" style:family="text"/>
    <style:style style:name="T3_355" style:family="text"/>
    <style:style style:name="T3_356" style:family="text"/>
  </office:automatic-styles>
  <office:body>
    <office:text>
      <text:p text:style-name="P1"><text:span text:style-name="T1_1">Automatic</text:span><text:span text:style-name="T1_2"><text:s/></text:span><text:span text:style-name="T1_3">Reformulation</text:span><text:span text:style-name="T1_4"><text:s/></text:span><text:span text:style-name="T1_5">of</text:span><text:span text:style-name="T1_6"><text:s/></text:span><text:span text:style-name="T1_7">Second</text:span><text:span text:style-name="T1_8">-</text:span><text:span text:style-name="T1_9">Order</text:span><text:span text:style-name="T1_10"><text:s/></text:span><text:span text:style-name="T1_11">Cone</text:span><text:span text:style-name="T1_12"><text:s/></text:span><text:span text:style-name="T1_13">Programming</text:span><text:span text:style-name="T1_14"><text:s/></text:span><text:span text:style-name="T1_15">Problems</text:span></text:p>
      <text:p text:style-name="P2"/>
      <text:p text:style-name="P3"><text:span text:style-name="T3_1">Second</text:span><text:span text:style-name="T3_2">-</text:span><text:span text:style-name="T3_3">order</text:span><text:span text:style-name="T3_4"><text:s/></text:span><text:span text:style-name="T3_5">cone</text:span><text:span text:style-name="T3_6"><text:s/></text:span><text:span text:style-name="T3_7">programming</text:span><text:span text:style-name="T3_8"><text:s/>(</text:span><text:span text:style-name="T3_9">SOCP</text:span><text:span text:style-name="T3_10">)<text:s/></text:span><text:span text:style-name="T3_11">problems</text:span><text:span text:style-name="T3_12"><text:s/></text:span><text:span text:style-name="T3_13">have</text:span><text:span text:style-name="T3_14"><text:s/></text:span><text:span text:style-name="T3_15">a</text:span><text:span text:style-name="T3_16"><text:s/></text:span><text:span text:style-name="T3_17">wide</text:span><text:span text:style-name="T3_18"><text:s/></text:span><text:span text:style-name="T3_19">range</text:span><text:span text:style-name="T3_20"><text:s/></text:span><text:span text:style-name="T3_21">of</text:span><text:span text:style-name="T3_22"><text:s/></text:span><text:span text:style-name="T3_23">applications</text:span><text:span text:style-name="T3_24"><text:s/></text:span><text:span text:style-name="T3_25">and</text:span><text:span text:style-name="T3_26"><text:s/></text:span><text:span text:style-name="T3_27">can</text:span><text:span text:style-name="T3_28"><text:s/></text:span><text:span text:style-name="T3_29">be</text:span><text:span text:style-name="T3_30"><text:s/></text:span><text:span text:style-name="T3_31">efficiently</text:span><text:span text:style-name="T3_32"><text:s/></text:span><text:span text:style-name="T3_33">solved</text:span><text:span text:style-name="T3_34"><text:s/></text:span><text:span text:style-name="T3_35">by</text:span><text:span text:style-name="T3_36"><text:s/></text:span><text:span text:style-name="T3_37">interior</text:span><text:span text:style-name="T3_38">-</text:span><text:span text:style-name="T3_39">point</text:span><text:span text:style-name="T3_40"><text:s/></text:span><text:span text:style-name="T3_41">methods</text:span><text:span text:style-name="T3_42">.<text:s/></text:span><text:span text:style-name="T3_43">While</text:span><text:span text:style-name="T3_44"><text:s/></text:span><text:span text:style-name="T3_45">it</text:span><text:span text:style-name="T3_46"><text:s/></text:span><text:span text:style-name="T3_47">is</text:span><text:span text:style-name="T3_48"><text:s/></text:span><text:span text:style-name="T3_49">possible</text:span><text:span text:style-name="T3_50"><text:s/></text:span><text:span text:style-name="T3_51">to</text:span><text:span text:style-name="T3_52"><text:s/></text:span><text:span text:style-name="T3_53">express</text:span><text:span text:style-name="T3_54"><text:s/></text:span><text:span text:style-name="T3_55">SOCP</text:span><text:span text:style-name="T3_56"><text:s/></text:span><text:span text:style-name="T3_57">problems</text:span><text:span text:style-name="T3_58"><text:s/></text:span><text:span text:style-name="T3_59">in</text:span><text:span text:style-name="T3_60"><text:s/></text:span><text:span text:style-name="T3_61">a</text:span><text:span text:style-name="T3_62"><text:s/></text:span><text:span text:style-name="T3_63">variety</text:span><text:span text:style-name="T3_64"><text:s/></text:span><text:span text:style-name="T3_65">of</text:span><text:span text:style-name="T3_66"><text:s/></text:span><text:span text:style-name="T3_67">ways</text:span><text:span text:style-name="T3_68"><text:s/></text:span><text:span text:style-name="T3_69">using</text:span><text:span text:style-name="T3_70"><text:s/></text:span><text:span text:style-name="T3_71">high</text:span><text:span text:style-name="T3_72">-</text:span><text:span text:style-name="T3_73">level</text:span><text:span text:style-name="T3_74"><text:s/></text:span><text:span text:style-name="T3_75">constructs</text:span><text:span text:style-name="T3_76"><text:s/></text:span><text:span text:style-name="T3_77">of</text:span><text:span text:style-name="T3_78"><text:s/></text:span><text:span text:style-name="T3_79">algebraic</text:span><text:span text:style-name="T3_80"><text:s/></text:span><text:span text:style-name="T3_81">modeling</text:span><text:span text:style-name="T3_82"><text:s/></text:span><text:span text:style-name="T3_83">languages</text:span><text:span text:style-name="T3_84">,<text:s/></text:span><text:span text:style-name="T3_85">solvers</text:span><text:span text:style-name="T3_86"><text:s/></text:span><text:span text:style-name="T3_87">usually</text:span><text:span text:style-name="T3_88"><text:s/></text:span><text:span text:style-name="T3_89">accept</text:span><text:span text:style-name="T3_90"><text:s/></text:span><text:span text:style-name="T3_91">specific</text:span><text:span text:style-name="T3_92"><text:s/></text:span><text:span text:style-name="T3_93">forms</text:span><text:span text:style-name="T3_94"><text:s/></text:span><text:span text:style-name="T3_95">of</text:span><text:span text:style-name="T3_96"><text:s/></text:span><text:span text:style-name="T3_97">such</text:span><text:span text:style-name="T3_98"><text:s/></text:span><text:span text:style-name="T3_99">problems</text:span><text:span text:style-name="T3_100"><text:s/></text:span><text:span text:style-name="T3_101">or</text:span><text:span text:style-name="T3_102"><text:s/></text:span><text:span text:style-name="T3_103">perform</text:span><text:span text:style-name="T3_104"><text:s/></text:span><text:span text:style-name="T3_105">only</text:span><text:span text:style-name="T3_106"><text:s/></text:span><text:span text:style-name="T3_107">rudimentary</text:span><text:span text:style-name="T3_108"><text:s/></text:span><text:span text:style-name="T3_109">transformations</text:span><text:span text:style-name="T3_110">.<text:s/></text:span><text:span text:style-name="T3_111">We</text:span><text:span text:style-name="T3_112"><text:s/></text:span><text:span text:style-name="T3_113">describe</text:span><text:span text:style-name="T3_114"><text:s/></text:span><text:span text:style-name="T3_115">the</text:span><text:span text:style-name="T3_116"><text:s/></text:span><text:span text:style-name="T3_117">design</text:span><text:span text:style-name="T3_118"><text:s/></text:span><text:span text:style-name="T3_119">and</text:span><text:span text:style-name="T3_120"><text:s/></text:span><text:span text:style-name="T3_121">implementation</text:span><text:span text:style-name="T3_122"><text:s/></text:span><text:span text:style-name="T3_123">of</text:span><text:span text:style-name="T3_124"><text:s/></text:span><text:span text:style-name="T3_125">a</text:span><text:span text:style-name="T3_126"><text:s/></text:span><text:span text:style-name="T3_127">framework</text:span><text:span text:style-name="T3_128"><text:s/></text:span><text:span text:style-name="T3_129">for</text:span><text:span text:style-name="T3_130"><text:s/></text:span><text:span text:style-name="T3_131">automatic</text:span><text:span text:style-name="T3_132"><text:s/></text:span><text:span text:style-name="T3_133">reformulation</text:span><text:span text:style-name="T3_134"><text:s/></text:span><text:span text:style-name="T3_135">of</text:span><text:span text:style-name="T3_136"><text:s/></text:span><text:span text:style-name="T3_137">SOCP</text:span><text:span text:style-name="T3_138"><text:s/></text:span><text:span text:style-name="T3_139">problems</text:span><text:span text:style-name="T3_140"><text:s/></text:span><text:span text:style-name="T3_141">into</text:span><text:span text:style-name="T3_142"><text:s/></text:span><text:span text:style-name="T3_143">forms</text:span><text:span text:style-name="T3_144"><text:s/></text:span><text:span text:style-name="T3_145">recognized</text:span><text:span text:style-name="T3_146"><text:s/></text:span><text:span text:style-name="T3_147">by</text:span><text:span text:style-name="T3_148"><text:s/></text:span><text:span text:style-name="T3_149">solvers</text:span><text:span text:style-name="T3_150">.<text:s/></text:span><text:span text:style-name="T3_151">The</text:span><text:span text:style-name="T3_152"><text:s/></text:span><text:span text:style-name="T3_153">system</text:span><text:span text:style-name="T3_154"><text:s/></text:span><text:span text:style-name="T3_155">allows</text:span><text:span text:style-name="T3_156"><text:s/></text:span><text:span text:style-name="T3_157">users</text:span><text:span text:style-name="T3_158"><text:s/></text:span><text:span text:style-name="T3_159">to</text:span><text:span text:style-name="T3_160"><text:s/></text:span><text:span text:style-name="T3_161">express</text:span><text:span text:style-name="T3_162"><text:s/></text:span><text:span text:style-name="T3_163">problems</text:span><text:span text:style-name="T3_164"><text:s/></text:span><text:span text:style-name="T3_165">in</text:span><text:span text:style-name="T3_166"><text:s/></text:span><text:span text:style-name="T3_167">forms</text:span><text:span text:style-name="T3_168"><text:s/></text:span><text:span text:style-name="T3_169">which</text:span><text:span text:style-name="T3_170"><text:s/></text:span><text:span text:style-name="T3_171">are</text:span><text:span text:style-name="T3_172"><text:s/></text:span><text:span text:style-name="T3_173">natural</text:span><text:span text:style-name="T3_174"><text:s/></text:span><text:span text:style-name="T3_175">for</text:span><text:span text:style-name="T3_176"><text:s/></text:span><text:span text:style-name="T3_177">their</text:span><text:span text:style-name="T3_178"><text:s/></text:span><text:span text:style-name="T3_179">applications</text:span><text:span text:style-name="T3_180"><text:s/></text:span><text:span text:style-name="T3_181">rather</text:span><text:span text:style-name="T3_182"><text:s/></text:span><text:span text:style-name="T3_183">than</text:span><text:span text:style-name="T3_184"><text:s/></text:span><text:span text:style-name="T3_185">imposed</text:span><text:span text:style-name="T3_186"><text:s/></text:span><text:span text:style-name="T3_187">by</text:span><text:span text:style-name="T3_188"><text:s/></text:span><text:span text:style-name="T3_189">solver</text:span><text:span text:style-name="T3_190"><text:s/></text:span><text:span text:style-name="T3_191">limitations</text:span><text:span text:style-name="T3_192">.<text:s/></text:span><text:span text:style-name="T3_193">This</text:span><text:span text:style-name="T3_194"><text:s/></text:span><text:span text:style-name="T3_195">work</text:span><text:span text:style-name="T3_196"><text:s/></text:span><text:span text:style-name="T3_197">is</text:span><text:span text:style-name="T3_198"><text:s/></text:span><text:span text:style-name="T3_199">based</text:span><text:span text:style-name="T3_200"><text:s/></text:span><text:span text:style-name="T3_201">on</text:span><text:span text:style-name="T3_202"><text:s/></text:span><text:span text:style-name="T3_203">the</text:span><text:span text:style-name="T3_204"><text:s/></text:span><text:span text:style-name="T3_205">earlier</text:span><text:span text:style-name="T3_206"><text:s/></text:span><text:span text:style-name="T3_207">work</text:span><text:span text:style-name="T3_208"><text:s/></text:span><text:span text:style-name="T3_209">by</text:span><text:span text:style-name="T3_210"><text:s/></text:span><text:span text:style-name="T3_211">Erickson</text:span><text:span text:style-name="T3_212"><text:s/>(2013),<text:s/></text:span><text:span text:style-name="T3_213">and</text:span><text:span text:style-name="T3_214"><text:s/></text:span><text:span text:style-name="T3_215">is</text:span><text:span text:style-name="T3_216"><text:s/></text:span><text:span text:style-name="T3_217">applicable</text:span><text:span text:style-name="T3_218"><text:s/></text:span><text:span text:style-name="T3_219">to</text:span><text:span text:style-name="T3_220"><text:s/></text:span><text:span text:style-name="T3_221">existing</text:span><text:span text:style-name="T3_222"><text:s/></text:span><text:span text:style-name="T3_223">AMPL</text:span><text:span text:style-name="T3_224"><text:s/></text:span><text:span text:style-name="T3_225">solvers</text:span><text:span text:style-name="T3_226"><text:s/></text:span><text:span text:style-name="T3_227">with</text:span><text:span text:style-name="T3_228"><text:s/></text:span><text:span text:style-name="T3_229">minimal</text:span><text:span text:style-name="T3_230"><text:s/></text:span><text:span text:style-name="T3_231">modifications</text:span><text:span text:style-name="T3_232"><text:s/></text:span><text:span text:style-name="T3_233">to</text:span><text:span text:style-name="T3_234"><text:s/></text:span><text:span text:style-name="T3_235">the</text:span><text:span text:style-name="T3_236"><text:s/></text:span><text:span text:style-name="T3_237">solver</text:span><text:span text:style-name="T3_238"><text:s/></text:span><text:span text:style-name="T3_239">interface</text:span><text:span text:style-name="T3_240"><text:s/></text:span><text:span text:style-name="T3_241">code</text:span><text:span text:style-name="T3_242">.<text:s/></text:span><text:span text:style-name="T3_243">To</text:span><text:span text:style-name="T3_244"><text:s/></text:span><text:span text:style-name="T3_245">achieve</text:span><text:span text:style-name="T3_246"><text:s/></text:span><text:span text:style-name="T3_247">this</text:span><text:span text:style-name="T3_248">,<text:s/></text:span><text:span text:style-name="T3_249">the</text:span><text:span text:style-name="T3_250"><text:s/></text:span><text:span text:style-name="T3_251">reformulation</text:span><text:span text:style-name="T3_252"><text:s/></text:span><text:span text:style-name="T3_253">framework</text:span><text:span text:style-name="T3_254"><text:s/></text:span><text:span text:style-name="T3_255">integrates</text:span><text:span text:style-name="T3_256"><text:s/></text:span><text:span text:style-name="T3_257">seamlessly</text:span><text:span text:style-name="T3_258"><text:s/></text:span><text:span text:style-name="T3_259">with</text:span><text:span text:style-name="T3_260"><text:s/></text:span><text:span text:style-name="T3_261">the</text:span><text:span text:style-name="T3_262"><text:s/></text:span><text:span text:style-name="T3_263">AMPL</text:span><text:span text:style-name="T3_264"><text:s/></text:span><text:span text:style-name="T3_265">Solver</text:span><text:span text:style-name="T3_266"><text:s/></text:span><text:span text:style-name="T3_267">Library</text:span><text:span text:style-name="T3_268"><text:s/>(</text:span><text:span text:style-name="T3_269">ASL</text:span><text:span text:style-name="T3_270">),<text:s/></text:span><text:span text:style-name="T3_271">applying</text:span><text:span text:style-name="T3_272"><text:s/></text:span><text:span text:style-name="T3_273">transformations</text:span><text:span text:style-name="T3_274"><text:s/></text:span><text:span text:style-name="T3_275">to</text:span><text:span text:style-name="T3_276"><text:s/></text:span><text:span text:style-name="T3_277">the</text:span><text:span text:style-name="T3_278"><text:s/></text:span><text:span text:style-name="T3_279">problem</text:span><text:span text:style-name="T3_280"><text:s/></text:span><text:span text:style-name="T3_281">and</text:span><text:span text:style-name="T3_282"><text:s/></text:span><text:span text:style-name="T3_283">the</text:span><text:span text:style-name="T3_284"><text:s/></text:span><text:span text:style-name="T3_285">solution</text:span><text:span text:style-name="T3_286"><text:s/></text:span><text:span text:style-name="T3_287">transparently</text:span><text:span text:style-name="T3_288"><text:s/></text:span><text:span text:style-name="T3_289">both</text:span><text:span text:style-name="T3_290"><text:s/></text:span><text:span text:style-name="T3_291">for</text:span><text:span text:style-name="T3_292"><text:s/></text:span><text:span text:style-name="T3_293">the</text:span><text:span text:style-name="T3_294"><text:s/></text:span><text:span text:style-name="T3_295">solver</text:span><text:span text:style-name="T3_296"><text:s/></text:span><text:span text:style-name="T3_297">and</text:span><text:span text:style-name="T3_298"><text:s/></text:span><text:span text:style-name="T3_299">the</text:span><text:span text:style-name="T3_300"><text:s/></text:span><text:span text:style-name="T3_301">modeler</text:span><text:span text:style-name="T3_302">.<text:s/></text:span><text:span text:style-name="T3_303">Detection</text:span><text:span text:style-name="T3_304"><text:s/></text:span><text:span text:style-name="T3_305">and</text:span><text:span text:style-name="T3_306"><text:s/></text:span><text:span text:style-name="T3_307">transformation</text:span><text:span text:style-name="T3_308"><text:s/></text:span><text:span text:style-name="T3_309">of</text:span><text:span text:style-name="T3_310"><text:s/></text:span><text:span text:style-name="T3_311">supported</text:span><text:span text:style-name="T3_312"><text:s/></text:span><text:span text:style-name="T3_313">constructs</text:span><text:span text:style-name="T3_314"><text:s/></text:span><text:span text:style-name="T3_315">is</text:span><text:span text:style-name="T3_316"><text:s/></text:span><text:span text:style-name="T3_317">performed</text:span><text:span text:style-name="T3_318"><text:s/></text:span><text:span text:style-name="T3_319">by</text:span><text:span text:style-name="T3_320"><text:s/></text:span><text:span text:style-name="T3_321">recursive</text:span><text:span text:style-name="T3_322"><text:s/></text:span><text:span text:style-name="T3_323">traversal</text:span><text:span text:style-name="T3_324"><text:s/></text:span><text:span text:style-name="T3_325">of</text:span><text:span text:style-name="T3_326"><text:s/></text:span><text:span text:style-name="T3_327">acyclic</text:span><text:span text:style-name="T3_328"><text:s/></text:span><text:span text:style-name="T3_329">expression</text:span><text:span text:style-name="T3_330"><text:s/></text:span><text:span text:style-name="T3_331">graphs</text:span><text:span text:style-name="T3_332">.<text:s/></text:span><text:span text:style-name="T3_333">We</text:span><text:span text:style-name="T3_334"><text:s/></text:span><text:span text:style-name="T3_335">give</text:span><text:span text:style-name="T3_336"><text:s/></text:span><text:span text:style-name="T3_337">a</text:span><text:span text:style-name="T3_338"><text:s/></text:span><text:span text:style-name="T3_339">number</text:span><text:span text:style-name="T3_340"><text:s/></text:span><text:span text:style-name="T3_341">of</text:span><text:span text:style-name="T3_342"><text:s/></text:span><text:span text:style-name="T3_343">examples</text:span><text:span text:style-name="T3_344"><text:s/></text:span><text:span text:style-name="T3_345">showing</text:span><text:span text:style-name="T3_346"><text:s/></text:span><text:span text:style-name="T3_347">transformations</text:span><text:span text:style-name="T3_348"><text:s/></text:span><text:span text:style-name="T3_349">performed</text:span><text:span text:style-name="T3_350"><text:s/></text:span><text:span text:style-name="T3_351">by</text:span><text:span text:style-name="T3_352"><text:s/></text:span><text:span text:style-name="T3_353">the</text:span><text:span text:style-name="T3_354"><text:s/></text:span><text:span text:style-name="T3_355">system</text:span><text:span text:style-name="T3_35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